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2c3" officeooo:paragraph-rsid="001de2c3"/>
    </style:style>
    <style:style style:name="P2" style:family="paragraph" style:parent-style-name="Standard">
      <style:text-properties officeooo:rsid="001f6c73" officeooo:paragraph-rsid="001f6c73"/>
    </style:style>
    <style:style style:name="P3" style:family="paragraph" style:parent-style-name="Standard">
      <style:text-properties officeooo:rsid="001f7102" officeooo:paragraph-rsid="001f7102"/>
    </style:style>
    <style:style style:name="T1" style:family="text">
      <style:text-properties officeooo:rsid="001f71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20, 2024</text:p>
      <text:p text:style-name="P1">Van build Log Begin.</text:p>
      <text:p text:style-name="P1">Using raspberry pi 4b evaluating cockpit computer.</text:p>
      <text:p text:style-name="P1">Ubuntu 64 bit runs very slowly. Likely not great for streaming video.</text:p>
      <text:p text:style-name="P2">Installed Pi desktop</text:p>
      <text:p text:style-name="P3">Next Steps: Install CockpitServer, Build Mount for electronics to touch screen, build mount for device to car hold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20:59:11.195371946</meta:creation-date>
    <dc:date>2024-02-20T22:34:17.222102883</dc:date>
    <meta:editing-duration>PT1H24M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7" meta:character-count="292" meta:non-whitespace-character-count="251"/>
  </office:meta>
</office:document-meta>
</file>